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0EE000006EEDF9C908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Courier New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Preformatted_20_Text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 style:list-style-name="L2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Standard" style:list-style-name="L3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 style:list-style-name="L4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8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9" style:family="paragraph" style:parent-style-name="Standard" style:list-style-name="L14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 style:list-style-name="L15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 style:list-style-name="L9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22" style:family="paragraph" style:parent-style-name="Standard" style:list-style-name="L11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23" style:family="paragraph" style:parent-style-name="Standard" style:list-style-name="L13">
      <style:paragraph-properties fo:text-align="justify" style:justify-single-word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6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7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12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28" style:family="paragraph" style:parent-style-name="Standard" style:list-style-name="L10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29" style:family="paragraph" style:parent-style-name="Preformatted_20_Text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urier New" fo:font-size="11pt" style:font-size-asian="11pt" style:font-size-complex="11pt"/>
    </style:style>
    <style:style style:name="T7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DB Cheatsheet</text:p>
      <text:p text:style-name="P1"/>
      <text:p text:style-name="P1"><text:a xlink:type="simple" xlink:href="http://sdz.tdct.org/sdz/deboguer-son-programme-avec-gdb.html" text:style-name="Internet_20_link" text:visited-style-name="Visited_20_Internet_20_Link">http://sdz.tdct.org/sdz/deboguer-son-programme-avec-gdb.html</text:a> </text:p>
      <text:p text:style-name="P1"/>
      <text:list xml:id="list2832661441801627429" text:style-name="L1">
        <text:list-item>
          <text:p text:style-name="P13">Help</text:p>
        </text:list-item>
      </text:list>
      <text:p text:style-name="P1"/>
      <text:p text:style-name="P7">(gdb) help</text:p>
      <text:p text:style-name="P1">&gt; Liste les classes de commandes</text:p>
      <text:p text:style-name="P1"/>
      <text:p text:style-name="P7">(gdb) help all</text:p>
      <text:p text:style-name="P1">&gt; Liste toutes les commandes</text:p>
      <text:p text:style-name="P1"/>
      <text:p text:style-name="P7">(gdb) help [class]</text:p>
      <text:p text:style-name="P1">&gt; Liste les commandes d'une classe</text:p>
      <text:p text:style-name="P1"/>
      <text:p text:style-name="P7">(gdb) help [command]</text:p>
      <text:p text:style-name="P1">&gt; Full documentation sur la commande</text:p>
      <text:p text:style-name="P1"/>
      <text:p text:style-name="P1"/>
      <text:list xml:id="list1541630224250956248" text:style-name="L2">
        <text:list-item>
          <text:p text:style-name="P14">Exécution</text:p>
        </text:list-item>
      </text:list>
      <text:p text:style-name="P1"/>
      <text:p text:style-name="P7">(gdb) run [args]</text:p>
      <text:p text:style-name="P1">&gt; Exécute le programme normalement, jusqu'à ce qu'il se termine, avec les arguments args. On revient à l'invite de commande dès que le programme rencontre une erreur, ou a fini de s'exécuter.</text:p>
      <text:p text:style-name="P1"/>
      <text:p text:style-name="P7">(gdb) start [args]</text:p>
      <text:p text:style-name="P1">&gt; Similaire à run, sauf qu'un breakpoint est automatiquement placé à l'entrée du programme.</text:p>
      <text:p text:style-name="P1"/>
      <text:p text:style-name="P1"/>
      <text:list xml:id="list5766398894234236376" text:style-name="L3">
        <text:list-item>
          <text:p text:style-name="P15">Contexte d'exécution</text:p>
        </text:list-item>
      </text:list>
      <text:p text:style-name="P3"/>
      <text:p text:style-name="P8">(gdb) show args</text:p>
      <text:p text:style-name="P3">&gt; Montre les arguments du programme.</text:p>
      <text:p text:style-name="P3"/>
      <text:p text:style-name="P8">(gdb) set args [arguments]</text:p>
      <text:p text:style-name="P3">&gt; Définit les arguments du programme.</text:p>
      <text:p text:style-name="P3"/>
      <text:p text:style-name="P8">(gdb) show environment [variable]<text:tab/><text:tab/><text:tab/><text:tab/><text:tab/>(show env)</text:p>
      <text:p text:style-name="P1">&gt; Montre les variables d'environnement, ou seulement celle requise.</text:p>
      <text:p text:style-name="P1"/>
      <text:p text:style-name="P7">(gdb) set environment [variable]<text:tab/><text:tab/><text:tab/><text:tab/><text:tab/>(set env)</text:p>
      <text:p text:style-name="P1">&gt; Définit une variable d'environnement.</text:p>
      <text:p text:style-name="P1"/>
      <text:p text:style-name="P7">(gdb) unset environment [variable]<text:tab/><text:tab/><text:tab/><text:tab/><text:tab/>(unset env)</text:p>
      <text:p text:style-name="P1">&gt; Supprime une variable d'environnement.</text:p>
      <text:p text:style-name="P1"/>
      <text:p text:style-name="P7">(gdb) pwd</text:p>
      <text:p text:style-name="P1">&gt; Montre le repertoire courant.</text:p>
      <text:p text:style-name="P1"/>
      <text:p text:style-name="P7">(gdb) cd</text:p>
      <text:p text:style-name="P1">&gt; Définit le repertoire courant.</text:p>
      <text:p text:style-name="P1"/>
      <text:p text:style-name="P1"/>
      <text:list xml:id="list6223269529476047289" text:style-name="L4">
        <text:list-item>
          <text:p text:style-name="P16"><text:soft-page-break/>Stopper l'exécution</text:p>
        </text:list-item>
      </text:list>
      <text:p text:style-name="P3"/>
      <text:p text:style-name="P8">(gdb) kill</text:p>
      <text:p text:style-name="P3">&gt; Stoppe l'exécution du programme.</text:p>
      <text:p text:style-name="P3"/>
      <text:p text:style-name="P3"/>
      <text:list xml:id="list7453322135789520941" text:style-name="L5">
        <text:list-item>
          <text:p text:style-name="P17">Breakpoints</text:p>
        </text:list-item>
      </text:list>
      <text:p text:style-name="P3"/>
      <text:p text:style-name="P3">Il y a trois façons d'indiquer un point d'arrêt :</text:p>
      <text:list xml:id="list6486419991317149983" text:style-name="L6">
        <text:list-item>
          <text:p text:style-name="P25">Indiquer un endroit précis (fonction, ligne, adresse)<text:tab/><text:tab/>=&gt; <text:span text:style-name="T1">breakpoint</text:span></text:p>
        </text:list-item>
        <text:list-item>
          <text:p text:style-name="P25">Lors de la modification d'une variable<text:tab/><text:tab/><text:tab/>=&gt; <text:span text:style-name="T1">watchpoint</text:span></text:p>
        </text:list-item>
        <text:list-item>
          <text:p text:style-name="P25">Lorsqu'un événement se produit (throw, catch...)<text:tab/><text:tab/>=&gt; <text:span text:style-name="T1">catchpoint</text:span></text:p>
        </text:list-item>
      </text:list>
      <text:p text:style-name="P3"/>
      <text:p text:style-name="P4">a. Breakpoints</text:p>
      <text:p text:style-name="P3"/>
      <text:p text:style-name="P8">(gdb) info break [num]</text:p>
      <text:p text:style-name="P3">&gt; Affiche les points d'arrêt (ou celui précisé par num).</text:p>
      <text:p text:style-name="P3"/>
      <text:p text:style-name="P8">(gdb) break [position]</text:p>
      <text:p text:style-name="P3">&gt; Demande à GDB de s'arrêter à <text:span text:style-name="T6">position</text:span>. L'instruction à <text:span text:style-name="T6">position</text:span> ne sera pas exécutée. On peut indiquer <text:span text:style-name="T6">position</text:span> de plusieurs manières :</text:p>
      <text:list xml:id="list7094951389606343128" text:style-name="L7">
        <text:list-item>
          <text:list>
            <text:list-item>
              <text:p text:style-name="P26">En donnant un numéro de ligne du fichier courant : break 123.</text:p>
            </text:list-item>
            <text:list-item>
              <text:p text:style-name="P26">En donnant un offset par rapport à l'instruction courante : break +5.</text:p>
            </text:list-item>
            <text:list-item>
              <text:p text:style-name="P26">En donnant un nom de fonction : break myfunc.</text:p>
            </text:list-item>
            <text:list-item>
              <text:p text:style-name="P26">En donnant une adresse : break *(0x80F523).</text:p>
            </text:list-item>
          </text:list>
        </text:list-item>
      </text:list>
      <text:p text:style-name="P3"/>
      <text:p text:style-name="P8">(gdb) break 123 if a+b &lt; 0</text:p>
      <text:p text:style-name="P3">&gt; Breakpoint conditionnel.</text:p>
      <text:p text:style-name="P3"/>
      <text:p text:style-name="P8">(gdb) delete [breaknum]</text:p>
      <text:p text:style-name="P3">&gt; Supprime un breakpoint.</text:p>
      <text:p text:style-name="P3"/>
      <text:p text:style-name="P8">(gdb) disable / enable [breaknum]</text:p>
      <text:p text:style-name="P3">&gt; Permet de désactiver / activer un point d'arrêt.</text:p>
      <text:p text:style-name="P3"/>
      <text:p text:style-name="P4">b. Watchpoints</text:p>
      <text:p text:style-name="P3"/>
      <text:p text:style-name="P8">(gdb) watch [variable]</text:p>
      <text:p text:style-name="P2"><text:span text:style-name="T2">&gt; </text:span>Indique à GDB de s'arrêter dès que la variable est modifiée.</text:p>
      <text:p text:style-name="P2"/>
      <text:p text:style-name="P8">(gdb) rwatch [variable]</text:p>
      <text:p text:style-name="P2"><text:span text:style-name="T2">&gt; </text:span>Indique à GDB de s'arrêter dès que la variable est accédée par le programme (r pour "read").</text:p>
      <text:p text:style-name="P2"/>
      <text:p text:style-name="P10">(gdb) awatch [variable]</text:p>
      <text:p text:style-name="P2">&gt; Indique à GDB de s'arrêter aussi bien lorsque la variable est modifiée que lorsqu'elle est lue.</text:p>
      <text:p text:style-name="P2"/>
      <text:p text:style-name="P2"/>
      <text:p text:style-name="P6">c. Catchpoints</text:p>
      <text:p text:style-name="P3"/>
      <text:p text:style-name="P3">Voir l'aide GDB (ou le tutoriel) pour voir l'intégralité des signaux qu'on peut surveiller.</text:p>
      <text:p text:style-name="P3"/>
      <text:p text:style-name="P3"/>
      <text:list xml:id="list3046628185301491749" text:style-name="L8">
        <text:list-item>
          <text:p text:style-name="P18"><text:soft-page-break/>Poursuivre l'exécution</text:p>
        </text:list-item>
      </text:list>
      <text:p text:style-name="P3"/>
      <text:p text:style-name="P8">(gdb) step [count]</text:p>
      <text:p text:style-name="P2"><text:span text:style-name="T2">&gt; </text:span>Exécute les [count] prochaines lignes de code. Si count n'est pas spécifié, il vaut 1. Si l'instruction est un appel de fonction, step va passer à l'intérieur de cette fonction.</text:p>
      <text:p text:style-name="P2"/>
      <text:p text:style-name="P8">(gdb) next [count]</text:p>
      <text:p text:style-name="P2"><text:span text:style-name="T2">&gt; </text:span>Comme "step", exécute les [count] prochaines lignes de code. La différence étant que si l'instruction est un appel de fonction, next ne s'arrêtera pas à l'intérieur de celle-ci, mais bien à la ligne suivant l'appel de la fonction.</text:p>
      <text:p text:style-name="P2"/>
      <text:p text:style-name="P8">(gdb) until</text:p>
      <text:p text:style-name="P2"><text:span text:style-name="T2">&gt; </text:span>Exécute toutes les instructions jusqu'à ce que le programme arrive à une ligne qui suit la ligne actuelle.</text:p>
      <text:p text:style-name="P2"/>
      <text:p text:style-name="P10">(gdb) continue</text:p>
      <text:p text:style-name="P2">&gt; Lorsqu'on est entré déjà dans le programme, continue l'exécution jusqu'au breakpoint suivant.</text:p>
      <text:p text:style-name="P2"/>
      <text:p text:style-name="P10">(gdb) stepi</text:p>
      <text:p text:style-name="P2">&gt; Passe à l'instruction assembleur suivante.</text:p>
      <text:p text:style-name="P2"/>
      <text:p text:style-name="P2"/>
      <text:list xml:id="list7224028193476374571" text:style-name="L9">
        <text:list-item>
          <text:p text:style-name="P21">Examiner les variables</text:p>
        </text:list-item>
      </text:list>
      <text:p text:style-name="P5"/>
      <text:p text:style-name="P9">(gdb) print [var name]</text:p>
      <text:p text:style-name="P5">&gt; Affiche la valeur d'une variable.</text:p>
      <text:p text:style-name="P5"/>
      <text:p text:style-name="P9">(gdb) print /format expr</text:p>
      <text:p text:style-name="P5">&gt; Affiche "expr" en utilisant le format indiqué :</text:p>
      <text:list xml:id="list8124063807795907742" text:style-name="L10">
        <text:list-item>
          <text:list>
            <text:list-item>
              <text:p text:style-name="P28"><text:span text:style-name="T6">x</text:span> : entier affiché en hexadécimal.</text:p>
            </text:list-item>
            <text:list-item>
              <text:p text:style-name="P28"><text:span text:style-name="T6">d</text:span> : entier signé.</text:p>
            </text:list-item>
            <text:list-item>
              <text:p text:style-name="P28"><text:span text:style-name="T6">u</text:span> : entier non-signé.</text:p>
            </text:list-item>
            <text:list-item>
              <text:p text:style-name="P28"><text:span text:style-name="T6">o</text:span> : entier affiché en octal.</text:p>
            </text:list-item>
            <text:list-item>
              <text:p text:style-name="P28"><text:span text:style-name="T6">t</text:span> : entier affiché en binaire.</text:p>
            </text:list-item>
            <text:list-item>
              <text:p text:style-name="P28"><text:span text:style-name="T6">a</text:span> : adresse.</text:p>
            </text:list-item>
            <text:list-item>
              <text:p text:style-name="P28"><text:span text:style-name="T6">c</text:span>: caractère.</text:p>
            </text:list-item>
            <text:list-item>
              <text:p text:style-name="P28"><text:span text:style-name="T6">f</text:span> : nombre à virgule flottante (float).</text:p>
            </text:list-item>
            <text:list-item>
              <text:p text:style-name="P28"><text:span text:style-name="T6">s</text:span> : chaîne de caractères.</text:p>
            </text:list-item>
          </text:list>
        </text:list-item>
      </text:list>
      <text:p text:style-name="P2"/>
      <text:p text:style-name="P2"/>
      <text:list xml:id="list2580621075638656246" text:style-name="L11">
        <text:list-item>
          <text:p text:style-name="P22">Examiner la mémoire et les registres</text:p>
        </text:list-item>
      </text:list>
      <text:p text:style-name="P5"/>
      <text:p text:style-name="P5">GDB introduit des variables spéciales : les registres. Ces variables, qui portent le nom des registres du processeur (et du coprocesseur) permettent d'accéder aux registres. Par exemple, le registre EAX est accessible via $eax. On peut également voir les informations de tous les registres avec "info".</text:p>
      <text:p text:style-name="P5"/>
      <text:p text:style-name="P9">(gdb) info all-registers</text:p>
      <text:p text:style-name="P5">&gt; Affiche la liste complète des registres.</text:p>
      <text:p text:style-name="P5"/>
      <text:p text:style-name="P9">(gdb) info registers</text:p>
      <text:p text:style-name="P5">&gt; Affiche la liste des registres principaux.</text:p>
      <text:p text:style-name="P5"/>
      <text:p text:style-name="P9"><text:soft-page-break/>(gdb) x /[taille][format][unité] adresse</text:p>
      <text:p text:style-name="P5">&gt; Affiche le contenu de la mémoire à partir de adresse. La taille est un entier indiquant le nombre d'unités affiches. Le format est le format d'affichage du contenu de la mémoire (l'intégralité des formats disponibles ci-dessus sont utilisables, avec en plus le format <text:span text:style-name="T7">i</text:span><text:span text:style-name="T4"> </text:span><text:span text:style-name="T5">pour afficher l'instruction assembleur correspondant à l'emplacement mémoire).</text:span></text:p>
      <text:p text:style-name="P3">L'unité correspond à l'unité d'affichage :</text:p>
      <text:list xml:id="list3727902903910433398" text:style-name="L12">
        <text:list-item>
          <text:p text:style-name="P27"><text:span text:style-name="T7">b</text:span><text:span text:style-name="T5"> = 1 octet.</text:span></text:p>
        </text:list-item>
        <text:list-item>
          <text:p text:style-name="P27"><text:span text:style-name="T7">h</text:span><text:span text:style-name="T5"> = 2 octets.</text:span></text:p>
        </text:list-item>
        <text:list-item>
          <text:p text:style-name="P27"><text:span text:style-name="T7">w</text:span><text:span text:style-name="T5"> = 4 octets.</text:span></text:p>
        </text:list-item>
        <text:list-item>
          <text:p text:style-name="P27"><text:span text:style-name="T7">g</text:span><text:span text:style-name="T5"> = 8 octets.</text:span></text:p>
        </text:list-item>
      </text:list>
      <text:p text:style-name="P3"/>
      <text:p text:style-name="P3">Quelques exemples :</text:p>
      <text:p text:style-name="P3"/>
      <text:p text:style-name="P3"><draw:frame draw:style-name="fr1" draw:name="images1" text:anchor-type="paragraph" svg:width="19.999cm" svg:height="1.711cm" draw:z-index="0"><draw:image xlink:href="Pictures/20000007000050EE000006EEDF9C9082.svm" xlink:type="simple" xlink:show="embed" xlink:actuate="onLoad"/></draw:frame></text:p>
      <text:p text:style-name="P2"/>
      <text:list xml:id="list8817066831720695666" text:style-name="L13">
        <text:list-item>
          <text:p text:style-name="P23">Modifier une variable ou un registre</text:p>
        </text:list-item>
      </text:list>
      <text:p text:style-name="P5"/>
      <text:p text:style-name="P9">(gdb) set $var = value</text:p>
      <text:p text:style-name="P2"><text:span text:style-name="T3">&gt; </text:span>Permet de modifier la valeur contenue dans une variable GDB, il s'agit par exemple d'un registre (exemple : (gdb) set $eax = 5). </text:p>
      <text:p text:style-name="P3"/>
      <text:p text:style-name="P3"/>
      <text:list xml:id="list1008669545997941730" text:style-name="L14">
        <text:list-item>
          <text:p text:style-name="P19">Stack / frames</text:p>
        </text:list-item>
      </text:list>
      <text:p text:style-name="P3"/>
      <text:p text:style-name="P8">(gdb) frame [frameid]</text:p>
      <text:p text:style-name="P3">&gt; Affiche les informations de la frame courante, ou de la frame indiquée.</text:p>
      <text:p text:style-name="P3"/>
      <text:p text:style-name="P8">(gdb) select-frame [frameid]</text:p>
      <text:p text:style-name="P3">&gt; Se place dans la frame indiquée.</text:p>
      <text:p text:style-name="P3"/>
      <text:p text:style-name="P8">(gdb) up / down [n]</text:p>
      <text:p text:style-name="P3">&gt; Remonte ou descend de n frames (1 si le chiffre n'est pas précisé).</text:p>
      <text:p text:style-name="P3"/>
      <text:p text:style-name="P8">(gdb) info frame</text:p>
      <text:p text:style-name="P3">&gt; Affiche des informations détaillées sur la frame courante.</text:p>
      <text:p text:style-name="P3"/>
      <text:p text:style-name="P8">(gdb) backtrace</text:p>
      <text:p text:style-name="P3">&gt; Affiche la liste des frames.</text:p>
      <text:p text:style-name="P3"/>
      <text:p text:style-name="P8">(gdb) backtrace full</text:p>
      <text:p text:style-name="P3">&gt; Affiche la liste des frames, avec des informations détaillées pour chacune des frames.</text:p>
      <text:p text:style-name="P3"/>
      <text:p text:style-name="P8">(gdb) x/100x $sp</text:p>
      <text:p text:style-name="P3">&gt; Affiche la zone de mémoire correspondant à la pile.</text:p>
      <text:p text:style-name="P3"/>
      <text:p text:style-name="P1"/>
      <text:list xml:id="list668474239339729026" text:style-name="L15">
        <text:list-item>
          <text:p text:style-name="P20">Misc</text:p>
        </text:list-item>
      </text:list>
      <text:p text:style-name="P3"/>
      <text:p text:style-name="P3">Par défaut, GDB affiche la syntax assembleur en AT&amp;T ; pour la passer en Intel :</text:p>
      <text:p text:style-name="P3"><text:soft-page-break/></text:p>
      <text:p text:style-name="P2"><text:span text:style-name="T8">(gdb) </text:span><text:span text:style-name="Source_20_Text"><text:span text:style-name="T6">set disassembly-flavor intel</text:span></text:span></text:p>
      <text:p text:style-name="P3">&gt; Configure la syntaxe en Intel</text:p>
      <text:p text:style-name="P3"/>
      <text:p text:style-name="P12"><text:span text:style-name="Source_20_Text"><text:span text:style-name="T9">echo "set disassembly-flavor intel" &gt;&gt; ~/.gdbinit</text:span></text:span></text:p>
      <text:p text:style-name="P3">&gt; Change définitivement la syntaxe.</text:p>
      <text:p text:style-name="P3"/>
      <text:p text:style-name="P8">(gdb) info functions</text:p>
      <text:p text:style-name="P3">&gt; Liste les fonctions définies dans le programme.</text:p>
      <text:p text:style-name="P3"/>
      <text:p text:style-name="P8">(gdb) info sharedlibrary</text:p>
      <text:p text:style-name="P3">&gt; Liste les librairies partagées utilisées par le binaire.</text:p>
      <text:p text:style-name="P3"/>
      <text:p text:style-name="P8">(gdb) info proc mapping</text:p>
      <text:p text:style-name="P3">&gt; Informations sur l'<text:span text:style-name="T10">address space </text:span>du programme.</text:p>
      <text:p text:style-name="P3"/>
      <text:p text:style-name="P8">(gdb) set follow-fork-mode child</text:p>
      <text:p text:style-name="P3">&gt; Follows child process after a fork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Source_20_Text">set stop-on-solib-events 1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45S</meta:editing-duration>
    <meta:editing-cycles>14</meta:editing-cycles>
    <meta:generator>OpenOffice/4.1.5$Win32 OpenOffice.org_project/415m1$Build-9789</meta:generator>
    <dc:date>2022-01-02T15:01:18.84</dc:date>
    <meta:document-statistic meta:table-count="0" meta:image-count="1" meta:object-count="0" meta:page-count="5" meta:paragraph-count="135" meta:word-count="990" meta:character-count="5932"/>
    <meta:user-defined meta:name="Info 1"/>
    <meta:user-defined meta:name="Info 2"/>
    <meta:user-defined meta:name="Info 3"/>
    <meta:user-defined meta:name="Info 4"/>
  </office:meta>
</office:document-meta>
</file>